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49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5" office:value-type="string" calcext:value-type="string">
            <text:p>Mens. 08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4-09-05" calcext:value-type="date">
            <text:p>05/09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5" office:value-type="string" calcext:value-type="string">
            <text:p>Mens. 09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4-10-07" calcext:value-type="date">
            <text:p>07/10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5" office:value-type="string" calcext:value-type="string">
            <text:p>Mens. 10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4-11-11" calcext:value-type="date">
            <text:p>11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5" office:value-type="string" calcext:value-type="string">
            <text:p>Mens. 11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4-12-10" calcext:value-type="date">
            <text:p>10/12/2024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5" office:value-type="string" calcext:value-type="string">
            <text:p>Mens. 12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5-01-06" calcext:value-type="date">
            <text:p>06/01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5" office:value-type="string" calcext:value-type="string">
            <text:p>Mens. 01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2-07" calcext:value-type="date">
            <text:p>07/02/2025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5" office:value-type="string" calcext:value-type="string">
            <text:p>Mens. 02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3-07" calcext:value-type="date">
            <text:p>07/03/2025</text:p>
          </table:table-cell>
          <table:table-cell table:style-name="ce67" table:formula="of:=[.C8]-[.F8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5" office:value-type="string" calcext:value-type="string">
            <text:p>Mens. 03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4-07" calcext:value-type="date">
            <text:p>07/04/2025</text:p>
          </table:table-cell>
          <table:table-cell table:style-name="ce67" table:formula="of:=[.C9]-[.F9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5" office:value-type="string" calcext:value-type="string">
            <text:p>Mens. 04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5-05" calcext:value-type="date">
            <text:p>05/05/2025</text:p>
          </table:table-cell>
          <table:table-cell table:style-name="ce67" table:formula="of:=[.C10]-[.F10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5" office:value-type="string" calcext:value-type="string">
            <text:p>Mens. 05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6-05" calcext:value-type="date">
            <text:p>05/06/2025</text:p>
          </table:table-cell>
          <table:table-cell table:style-name="ce67" table:formula="of:=[.C11]-[.F11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5" office:value-type="string" calcext:value-type="string">
            <text:p>Mens. 06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7-03" calcext:value-type="date">
            <text:p>03/07/2025</text:p>
          </table:table-cell>
          <table:table-cell table:style-name="ce67" table:formula="of:=[.C12]-[.F12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8-06" calcext:value-type="date">
            <text:p>06/08/2025</text:p>
          </table:table-cell>
          <table:table-cell table:style-name="ce67" table:formula="of:=[.C13]-[.F13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5" office:value-type="string" calcext:value-type="string">
            <text:p>Mens. 08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não</text:p>
          </table:table-cell>
          <table:table-cell table:style-name="ce58" office:value-type="float" office:value="0" calcext:value-type="float">
            <text:p>-</text:p>
          </table:table-cell>
          <table:table-cell table:style-name="ce50"/>
          <table:table-cell table:style-name="ce67" table:formula="of:=[.C14]-[.F14]" office:value-type="float" office:value="900" calcext:value-type="float">
            <text:p>90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14])" office:value-type="float" office:value="900" calcext:value-type="float">
            <text:p>900,00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>
          <table:table-cell table:style-name="ce53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6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8:03.359218293">00:00:00</text:time></text:span><text:span text:style-name="MT2"><text:time style:data-style-name="N2" text:time-value="14:08:03.359242196">00:00:00</text:time></text:span></text:p>
        </style:region-center>
        <style:region-right>
          <text:p><text:span text:style-name="MT3">Jorge Antonio Pinto - ME</text:span></text:p>
          <text:p><text:span text:style-name="MT2">Tel.: 3241-1641 / 3241-2828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rge Antonio Pinto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8:03.36200438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5-09-01T14:08:03.672176346</dc:date>
    <meta:print-date>2020-07-07T14:13:04.434000000</meta:print-date>
    <dc:language>pt-PT</dc:language>
    <meta:editing-cycles>673</meta:editing-cycles>
    <meta:editing-duration>PT20H10M37S</meta:editing-duration>
    <meta:document-statistic meta:table-count="1" meta:cell-count="112" meta:object-count="0"/>
    <meta:user-defined meta:name="Info 0"/>
    <meta:user-defined meta:name="Info 1"/>
    <meta:user-defined meta:name="Info 2"/>
    <meta:user-defined meta:name="Info 3"/>
  </office:meta>
</office:document-meta>
</file>